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74cm" style:rel-column-width="18270*"/>
    </style:style>
    <style:style style:name="Table1.B" style:family="table-column">
      <style:table-column-properties style:column-width="7.592cm" style:rel-column-width="29265*"/>
    </style:style>
    <style:style style:name="Table1.C" style:family="table-column">
      <style:table-column-properties style:column-width="4.669cm" style:rel-column-width="1800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9cm" style:rel-column-width="13106*"/>
    </style:style>
    <style:style style:name="Таблица1.C" style:family="table-column">
      <style:table-column-properties style:column-width="3.401cm" style:rel-column-width="13107*"/>
    </style:style>
    <style:style style:name="Таблица1.E" style:family="table-column">
      <style:table-column-properties style:column-width="3.401cm" style:rel-column-width="1311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Preformatted_20_Text">
      <style:text-properties style:text-underline-style="none"/>
    </style:style>
    <style:style style:name="P8" style:family="paragraph" style:parent-style-name="Preformatted_20_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Preformatted_20_Text">
      <style:paragraph-properties fo:margin-top="0cm" fo:margin-bottom="0.499cm"/>
      <style:text-properties fo:language="en" fo:country="US" style:text-underline-style="none"/>
    </style:style>
    <style:style style:name="P10" style:family="paragraph" style:parent-style-name="Standard" style:list-style-name="L1">
      <style:text-properties fo:language="ru" fo:country="RU"/>
    </style:style>
    <style:style style:name="P11" style:family="paragraph" style:parent-style-name="Standard" style:list-style-name="L2">
      <style:text-properties fo:language="ru" fo:country="RU"/>
    </style:style>
    <style:style style:name="P12" style:family="paragraph" style:parent-style-name="Standard" style:list-style-name="L3">
      <style:text-properties fo:language="ru" fo:country="RU"/>
    </style:style>
    <style:style style:name="P13" style:family="paragraph" style:parent-style-name="Standard" style:list-style-name="L4">
      <style:text-properties fo:language="ru" fo:country="RU"/>
    </style:style>
    <style:style style:name="P14" style:family="paragraph" style:parent-style-name="Standard" style:list-style-name="L6">
      <style:text-properties fo:language="ru" fo:country="RU"/>
    </style:style>
    <style:style style:name="P15" style:family="paragraph" style:parent-style-name="Standard">
      <style:text-properties fo:language="ru" fo:country="RU" fo:font-style="italic" style:font-style-asian="italic" style:font-style-complex="italic"/>
    </style:style>
    <style:style style:name="P16" style:family="paragraph" style:parent-style-name="Standard" style:list-style-name="L4">
      <style:text-properties fo:language="ru" fo:country="RU" fo:font-style="italic" style:font-style-asian="italic" style:font-style-complex="italic"/>
    </style:style>
    <style:style style:name="P17" style:family="paragraph" style:parent-style-name="Standard">
      <style:text-properties fo:language="ru" fo:country="RU" fo:font-style="normal" style:font-style-asian="normal" style:font-style-complex="normal"/>
    </style:style>
    <style:style style:name="P18" style:family="paragraph" style:parent-style-name="Standard" style:list-style-name="L13">
      <style:text-properties fo:language="ru" fo:country="RU" fo:font-style="normal" style:font-style-asian="normal" style:font-style-complex="normal"/>
    </style:style>
    <style:style style:name="P19" style:family="paragraph" style:parent-style-name="Standard" style:list-style-name="L4">
      <style:text-properties fo:language="en" fo:country="US"/>
    </style:style>
    <style:style style:name="P20" style:family="paragraph" style:parent-style-name="Standard">
      <style:text-properties fo:language="en" fo:country="US" fo:font-style="italic" style:font-style-asian="italic" style:font-style-complex="italic"/>
    </style:style>
    <style:style style:name="P21" style:family="paragraph" style:parent-style-name="Standard">
      <style:text-properties fo:language="en" fo:country="US" fo:font-style="normal" style:font-style-asian="normal" style:font-style-complex="normal"/>
    </style:style>
    <style:style style:name="P22" style:family="paragraph" style:parent-style-name="Standard" style:list-style-name="L1"/>
    <style:style style:name="P23" style:family="paragraph" style:parent-style-name="Standard" style:list-style-name="L2"/>
    <style:style style:name="P24" style:family="paragraph" style:parent-style-name="Standard" style:list-style-name="L5"/>
    <style:style style:name="P25" style:family="paragraph" style:parent-style-name="Standard" style:list-style-name="L6"/>
    <style:style style:name="P26" style:family="paragraph" style:parent-style-name="Standard" style:list-style-name="L7"/>
    <style:style style:name="P27" style:family="paragraph" style:parent-style-name="Standard">
      <style:text-properties fo:font-style="italic" style:font-style-asian="italic" style:font-style-complex="italic"/>
    </style:style>
    <style:style style:name="P28" style:family="paragraph" style:parent-style-name="Standard">
      <style:text-properties fo:font-style="normal" style:font-style-asian="normal" style:font-style-complex="normal"/>
    </style:style>
    <style:style style:name="P29" style:family="paragraph" style:parent-style-name="Heading_20_3">
      <style:paragraph-properties fo:margin-top="0.423cm" fo:margin-bottom="0.212cm" fo:keep-with-next="always"/>
      <style:text-properties style:font-name="Arial" style:font-name-asian="DejaVu Sans" style:font-name-complex="Lohit Devanagari"/>
    </style:style>
    <style:style style:name="P30" style:family="paragraph" style:parent-style-name="Heading_20_2">
      <style:text-properties fo:language="en" fo:country="US"/>
    </style:style>
    <style:style style:name="P31" style:family="paragraph" style:parent-style-name="Heading_20_2">
      <style:text-properties fo:language="ru" fo:country="RU"/>
    </style:style>
    <style:style style:name="P32" style:family="paragraph" style:parent-style-name="Heading_20_2">
      <style:paragraph-properties fo:margin-top="0.423cm" fo:margin-bottom="0.212cm" fo:keep-with-next="always"/>
      <style:text-properties style:font-name="Arial" fo:language="ru" fo:country="RU" style:font-name-asian="DejaVu Sans" style:font-name-complex="Lohit Devanagari"/>
    </style:style>
    <style:style style:name="P33" style:family="paragraph" style:parent-style-name="Text_20_body" style:list-style-name="L8"/>
    <style:style style:name="P34" style:family="paragraph" style:parent-style-name="Text_20_body" style:list-style-name="L9"/>
    <style:style style:name="P35" style:family="paragraph" style:parent-style-name="Text_20_body" style:list-style-name="L10"/>
    <style:style style:name="P36" style:family="paragraph" style:parent-style-name="Text_20_body" style:list-style-name="L11"/>
    <style:style style:name="P37" style:family="paragraph" style:parent-style-name="Text_20_body" style:list-style-name="L12"/>
    <style:style style:name="P38" style:family="paragraph" style:parent-style-name="Text_20_body">
      <style:text-properties fo:language="ru" fo:country="RU"/>
    </style:style>
    <style:style style:name="P39" style:family="paragraph" style:parent-style-name="Text_20_body" style:list-style-name="L12">
      <style:text-properties fo:language="ru" fo:country="RU"/>
    </style:style>
    <style:style style:name="P40" style:family="paragraph" style:parent-style-name="Text_20_body" style:list-style-name="L8">
      <style:paragraph-properties fo:margin-top="0cm" fo:margin-bottom="0cm"/>
    </style:style>
    <style:style style:name="P41" style:family="paragraph" style:parent-style-name="Text_20_body" style:list-style-name="L8">
      <style:paragraph-properties fo:margin-top="0cm" fo:margin-bottom="0cm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style:text-underline-style="none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>
        <text:changed-region xml:id="ct251264432" text:id="ct251264432">
          <text:insertion>
            <office:change-info>
              <dc:creator>Unknown Author</dc:creator>
              <dc:date>2013-05-14T15:15:00</dc:date>
            </office:change-info>
          </text:insertion>
        </text:changed-region>
        <text:changed-region xml:id="ct250582968" text:id="ct250582968">
          <text:insertion>
            <office:change-info>
              <dc:creator>&lt;анонимный&gt;</dc:creator>
              <dc:date>2013-06-19T15:30:00</dc:date>
            </office:change-info>
          </text:insertion>
        </text:changed-region>
        <text:changed-region xml:id="ct250583384" text:id="ct250583384">
          <text:insertion>
            <office:change-info>
              <dc:creator>&lt;анонимный&gt;</dc:creator>
              <dc:date>2013-06-19T15:32:00</dc:date>
            </office:change-info>
          </text:insertion>
        </text:changed-region>
        <text:changed-region xml:id="ct250583488" text:id="ct250583488">
          <text:insertion>
            <office:change-info>
              <dc:creator>&lt;анонимный&gt;</dc:creator>
              <dc:date>2013-06-19T15:11:00</dc:date>
            </office:change-info>
          </text:insertion>
        </text:changed-region>
        <text:changed-region xml:id="ct251262872" text:id="ct251262872">
          <text:insertion>
            <office:change-info>
              <dc:creator>&lt;анонимный&gt;</dc:creator>
              <dc:date>2013-06-19T15:32:00</dc:date>
            </office:change-info>
          </text:insertion>
        </text:changed-region>
        <text:changed-region xml:id="ct251383256" text:id="ct251383256">
          <text:insertion>
            <office:change-info>
              <dc:creator>&lt;анонимный&gt;</dc:creator>
              <dc:date>2013-06-19T15:33:00</dc:date>
            </office:change-info>
          </text:insertion>
        </text:changed-region>
        <text:changed-region xml:id="ct251369216" text:id="ct251369216">
          <text:insertion>
            <office:change-info>
              <dc:creator>&lt;анонимный&gt;</dc:creator>
              <dc:date>2013-06-19T15:36:00</dc:date>
            </office:change-info>
          </text:insertion>
        </text:changed-region>
        <text:changed-region xml:id="ct251367864" text:id="ct251367864">
          <text:insertion>
            <office:change-info>
              <dc:creator>&lt;анонимный&gt;</dc:creator>
              <dc:date>2013-06-19T16:16:00</dc:date>
            </office:change-info>
          </text:insertion>
        </text:changed-region>
        <text:changed-region xml:id="ct251369840" text:id="ct251369840">
          <text:insertion>
            <office:change-info>
              <dc:creator>&lt;анонимный&gt;</dc:creator>
              <dc:date>2013-06-19T15:38:00</dc:date>
            </office:change-info>
          </text:insertion>
        </text:changed-region>
        <text:changed-region xml:id="ct251370152" text:id="ct251370152">
          <text:insertion>
            <office:change-info>
              <dc:creator>&lt;анонимный&gt;</dc:creator>
              <dc:date>2013-06-19T16:17:00</dc:date>
            </office:change-info>
          </text:insertion>
        </text:changed-region>
        <text:changed-region xml:id="ct251382632" text:id="ct251382632">
          <text:insertion>
            <office:change-info>
              <dc:creator>&lt;анонимный&gt;</dc:creator>
              <dc:date>2013-06-19T16:23:00</dc:date>
            </office:change-info>
          </text:insertion>
        </text:changed-region>
        <text:changed-region xml:id="ct251381800" text:id="ct251381800">
          <text:insertion>
            <office:change-info>
              <dc:creator>&lt;анонимный&gt;</dc:creator>
              <dc:date>2013-06-19T16:19:00</dc:date>
            </office:change-info>
          </text:insertion>
        </text:changed-region>
        <text:changed-region xml:id="ct251376288" text:id="ct251376288">
          <text:insertion>
            <office:change-info>
              <dc:creator>&lt;анонимный&gt;</dc:creator>
              <dc:date>2013-06-19T16:34:00</dc:date>
            </office:change-info>
          </text:insertion>
        </text:changed-region>
        <text:changed-region xml:id="ct251382840" text:id="ct251382840">
          <text:insertion>
            <office:change-info>
              <dc:creator>&lt;анонимный&gt;</dc:creator>
              <dc:date>2013-06-19T16:33:00</dc:date>
            </office:change-info>
          </text:insertion>
        </text:changed-region>
        <text:changed-region xml:id="ct251382320" text:id="ct251382320">
          <text:insertion>
            <office:change-info>
              <dc:creator>&lt;анонимный&gt;</dc:creator>
              <dc:date>2013-06-19T16:34:00</dc:date>
            </office:change-info>
          </text:insertion>
        </text:changed-region>
        <text:changed-region xml:id="ct251264952" text:id="ct251264952">
          <text:insertion>
            <office:change-info>
              <dc:creator>&lt;анонимный&gt;</dc:creator>
              <dc:date>2013-05-29T13:16:00</dc:date>
            </office:change-info>
          </text:insertion>
        </text:changed-region>
        <text:changed-region xml:id="ct250578808" text:id="ct250578808">
          <text:insertion>
            <office:change-info>
              <dc:creator>&lt;анонимный&gt;</dc:creator>
              <dc:date>2013-06-19T14:37:00</dc:date>
            </office:change-info>
          </text:insertion>
        </text:changed-region>
        <text:changed-region xml:id="ct250579120" text:id="ct250579120">
          <text:insertion>
            <office:change-info>
              <dc:creator>&lt;анонимный&gt;</dc:creator>
              <dc:date>2013-06-19T14:38:00</dc:date>
            </office:change-info>
          </text:insertion>
        </text:changed-region>
        <text:changed-region xml:id="ct250579432" text:id="ct250579432">
          <text:insertion>
            <office:change-info>
              <dc:creator>&lt;анонимный&gt;</dc:creator>
              <dc:date>2013-06-19T14:39:00</dc:date>
            </office:change-info>
          </text:insertion>
        </text:changed-region>
        <text:changed-region xml:id="ct250578912" text:id="ct250578912">
          <text:insertion>
            <office:change-info>
              <dc:creator>&lt;анонимный&gt;</dc:creator>
              <dc:date>2013-06-19T14:40:00</dc:date>
            </office:change-info>
          </text:insertion>
        </text:changed-region>
        <text:changed-region xml:id="ct250577976" text:id="ct250577976">
          <text:insertion>
            <office:change-info>
              <dc:creator>&lt;анонимный&gt;</dc:creator>
              <dc:date>2013-06-19T14:41:00</dc:date>
            </office:change-info>
          </text:insertion>
        </text:changed-region>
        <text:changed-region xml:id="ct250580576" text:id="ct250580576">
          <text:insertion>
            <office:change-info>
              <dc:creator>&lt;анонимный&gt;</dc:creator>
              <dc:date>2013-06-19T14:42:00</dc:date>
            </office:change-info>
          </text:insertion>
        </text:changed-region>
        <text:changed-region xml:id="ct250580680" text:id="ct250580680">
          <text:insertion>
            <office:change-info>
              <dc:creator>&lt;анонимный&gt;</dc:creator>
              <dc:date>2013-06-19T14:43:00</dc:date>
            </office:change-info>
          </text:insertion>
        </text:changed-region>
        <text:changed-region xml:id="ct250580888" text:id="ct250580888">
          <text:insertion>
            <office:change-info>
              <dc:creator>&lt;анонимный&gt;</dc:creator>
              <dc:date>2013-06-19T14:44:00</dc:date>
            </office:change-info>
          </text:insertion>
        </text:changed-region>
        <text:changed-region xml:id="ct250580992" text:id="ct250580992">
          <text:insertion>
            <office:change-info>
              <dc:creator>&lt;анонимный&gt;</dc:creator>
              <dc:date>2013-06-19T14:45:00</dc:date>
            </office:change-info>
          </text:insertion>
        </text:changed-region>
        <text:changed-region xml:id="ct250581720" text:id="ct250581720">
          <text:insertion>
            <office:change-info>
              <dc:creator>&lt;анонимный&gt;</dc:creator>
              <dc:date>2013-06-19T14:50:00</dc:date>
            </office:change-info>
          </text:insertion>
        </text:changed-region>
        <text:changed-region xml:id="ct251367656" text:id="ct251367656">
          <text:insertion>
            <office:change-info>
              <dc:creator>&lt;анонимный&gt;</dc:creator>
              <dc:date>2013-06-19T16:29:00</dc:date>
            </office:change-info>
          </text:insertion>
        </text:changed-region>
        <text:changed-region xml:id="ct251373792" text:id="ct251373792">
          <text:insertion>
            <office:change-info>
              <dc:creator>&lt;анонимный&gt;</dc:creator>
              <dc:date>2013-06-19T16:46:00</dc:date>
            </office:change-info>
          </text:insertion>
        </text:changed-region>
        <text:changed-region xml:id="ct251382736" text:id="ct251382736">
          <text:insertion>
            <office:change-info>
              <dc:creator>&lt;анонимный&gt;</dc:creator>
              <dc:date>2013-06-19T16:35:00</dc:date>
            </office:change-info>
          </text:insertion>
        </text:changed-region>
        <text:changed-region xml:id="ct251373064" text:id="ct251373064">
          <text:insertion>
            <office:change-info>
              <dc:creator>&lt;анонимный&gt;</dc:creator>
              <dc:date>2013-06-19T16:48:00</dc:date>
            </office:change-info>
          </text:insertion>
        </text:changed-region>
        <text:changed-region xml:id="ct251368384" text:id="ct251368384">
          <text:insertion>
            <office:change-info>
              <dc:creator>&lt;анонимный&gt;</dc:creator>
              <dc:date>2013-06-19T16:47:00</dc:date>
            </office:change-info>
          </text:insertion>
        </text:changed-region>
        <text:changed-region xml:id="ct251369424" text:id="ct251369424">
          <text:insertion>
            <office:change-info>
              <dc:creator>&lt;анонимный&gt;</dc:creator>
              <dc:date>2013-06-19T16:26:00</dc:date>
            </office:change-info>
          </text:insertion>
        </text:changed-region>
        <text:changed-region xml:id="ct251369112" text:id="ct251369112">
          <text:insertion>
            <office:change-info>
              <dc:creator>&lt;анонимный&gt;</dc:creator>
              <dc:date>2013-06-19T16:29:00</dc:date>
            </office:change-info>
          </text:insertion>
        </text:changed-region>
        <text:changed-region xml:id="ct251370984" text:id="ct251370984">
          <text:insertion>
            <office:change-info>
              <dc:creator>&lt;анонимный&gt;</dc:creator>
              <dc:date>2013-06-19T16:27:00</dc:date>
            </office:change-info>
          </text:insertion>
        </text:changed-region>
        <text:changed-region xml:id="ct251369736" text:id="ct251369736">
          <text:insertion>
            <office:change-info>
              <dc:creator>&lt;анонимный&gt;</dc:creator>
              <dc:date>2013-06-19T16:28:00</dc:date>
            </office:change-info>
          </text:insertion>
        </text:changed-region>
        <text:changed-region xml:id="ct251370048" text:id="ct251370048">
          <text:insertion>
            <office:change-info>
              <dc:creator>&lt;анонимный&gt;</dc:creator>
              <dc:date>2013-06-19T16:37:00</dc:date>
            </office:change-info>
          </text:insertion>
        </text:changed-region>
        <text:changed-region xml:id="ct251265160" text:id="ct251265160">
          <text:insertion>
            <office:change-info>
              <dc:creator>&lt;анонимный&gt;</dc:creator>
              <dc:date>2013-05-29T13:36:00</dc:date>
            </office:change-info>
          </text:insertion>
        </text:changed-region>
        <text:changed-region xml:id="ct251265368" text:id="ct251265368">
          <text:deletion>
            <office:change-info>
              <dc:creator>&lt;анонимный&gt;</dc:creator>
              <dc:date>2013-05-29T15:12:00</dc:date>
            </office:change-info>
            <text:p text:style-name="Standard"><text:span text:style-name="T1">.</text:span></text:p>
          </text:deletion>
        </text:changed-region>
        <text:changed-region xml:id="ct251265472" text:id="ct251265472">
          <text:deletion>
            <office:change-info>
              <dc:creator>&lt;анонимный&gt;</dc:creator>
              <dc:date>2013-05-29T13:41:00</dc:date>
            </office:change-info>
            <text:p text:style-name="Standard"><text:span text:style-name="T2"/></text:p>
            <text:p text:style-name="Standard"><text:span text:style-name="T2"/></text:p>
          </text:deletion>
        </text:changed-region>
        <text:changed-region xml:id="ct251265576" text:id="ct251265576">
          <text:insertion>
            <office:change-info>
              <dc:creator>&lt;анонимный&gt;</dc:creator>
              <dc:date>2013-05-31T12:56:00</dc:date>
            </office:change-info>
          </text:insertion>
        </text:changed-region>
        <text:changed-region xml:id="ct251265784" text:id="ct251265784">
          <text:insertion>
            <office:change-info>
              <dc:creator>Unknown Author</dc:creator>
              <dc:date>2013-05-14T15:22:00</dc:date>
            </office:change-info>
          </text:insertion>
        </text:changed-region>
        <text:changed-region xml:id="ct251265888" text:id="ct251265888">
          <text:deletion>
            <office:change-info>
              <dc:creator>&lt;анонимный&gt;</dc:creator>
              <dc:date>2013-06-05T14:06:00</dc:date>
            </office:change-info>
            <text:p text:style-name="P1"><text:s/></text:p>
          </text:deletion>
        </text:changed-region>
        <text:changed-region xml:id="ct251266512" text:id="ct251266512">
          <text:insertion>
            <office:change-info>
              <dc:creator>&lt;анонимный&gt;</dc:creator>
              <dc:date>2013-05-29T13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change-start text:change-id="ct251264432"/></text:p>
      <text:h text:style-name="Heading_20_1" text:outline-level="1"><text:change-end text:change-id="ct251264432"/>1 Описание программы </text:h>
      <text:p text:style-name="Standard">Программа состоит из серверной и клиентской частей. </text:p>
      <text:p text:style-name="Standard"/>
      <text:h text:style-name="Heading_20_2" text:outline-level="2">1.1 Клиентская часть piLite </text:h>
      <text:p text:style-name="Standard">Клиентская часть piLite устанавливается на локальном компьютере пользователя. Она принимает запросы пользователя на обработку заданий и передает эти запросы на удаленный ресурс. </text:p>
      <text:p text:style-name="Standard">Таким образом, пользователь непосредственно работает только с клиентской частью piLite. </text:p>
      <text:p text:style-name="Standard">Клиентская часть piLite включает в себя: </text:p>
      <text:p text:style-name="Standard">- вспомогательные модули; </text:p>
      <text:p text:style-name="Standard">- клиентские <text:span text:style-name="T1">компоненты</text:span> - программы для работы с заданиями: </text:p>
      <text:p text:style-name="Standard"><text:tab/>-- pilot-job-submit</text:p>
      <text:p text:style-name="Standard"><text:tab/>-- pilot-job-status</text:p>
      <text:p text:style-name="Standard"><text:tab/>-- pilot-job-get-<text:span text:style-name="T2">output</text:span></text:p>
      <text:p text:style-name="Standard"><text:tab/>-- pilot-job-cleanup</text:p>
      <text:p text:style-name="Standard"><text:tab/>-- pilot-job-list</text:p>
      <text:p text:style-name="Standard"><text:tab/>-- pilot-job-cancel</text:p>
      <text:p text:style-name="Standard"/>
      <text:h text:style-name="Heading_20_3" text:outline-level="3">1.1.1 Структура директорий на клиенте</text:h>
      <text:p text:style-name="Text_20_body">1.1.1.1 Рабочая директория <text:s/>piLite</text:p>
      <text:p text:style-name="Standard">Клиентская часть piLite исполняется от имен<text:span text:style-name="T1">и</text:span> некоторого пользователя (имеется в виду реальный пользователь компьютера). В домашней директории этого пользователя создается рабочая директория .<text:span text:style-name="T2">piLite. </text:span><text:span text:style-name="T1">В ней находится служебная директория </text:span><text:span text:style-name="T2">conf, </text:span><text:span text:style-name="T1">в которой располагаются файлы конфигурации и логи piLite.</text:span></text:p>
      <text:p text:style-name="P5">Также в директории .<text:span text:style-name="T2">piLite</text:span> создаются рабочие<text:span text:style-name="T2"> </text:span>директории<text:span text:style-name="T2"> </text:span>пользователей <text:span text:style-name="T2">piLite.</text:span></text:p>
      <text:p text:style-name="P6"/>
      <text:p text:style-name="P5">1.1.1.2 Рабочая директория <text:s/>пользователя <text:span text:style-name="T2">piLite</text:span></text:p>
      <text:p text:style-name="P5">Рабочая директория <text:s/>пользователя <text:span text:style-name="T2">piLite</text:span> имеет имя <text:span text:style-name="T2">&lt;login</text:span> пользователя <text:span text:style-name="T2">piLite&gt;. </text:span></text:p>
      <text:p text:style-name="P5">Для обычного пользователя <text:span text:style-name="T2">&lt;login</text:span> пользователя <text:span text:style-name="T2">piLite&gt;</text:span> совпадает с именем пользователя компьютера. Для веб-интерфейса <text:span text:style-name="T2">&lt;login</text:span> пользователя <text:span text:style-name="T2">piLite&gt;</text:span> — это имя пользователя веб-интерфейса.</text:p>
      <text:p text:style-name="P5">В рабочей директории пользователя располагаются рабочие директории заданий.</text:p>
      <text:p text:style-name="P5"/>
      <text:p text:style-name="P1">1.1.1.2.1 Рабочая директория задания</text:p>
      <text:p text:style-name="P5">Имя рабочей директории задания совпадает с уникальным идентификатором задания. То есть, если идентификатор задания <text:span text:style-name="T2">zx</text:span>653<text:span text:style-name="T2">vn, </text:span>то и имя рабочей директории задания будет: <text:span text:style-name="T2">zx</text:span>653<text:span text:style-name="T2">vn</text:span></text:p>
      <text:p text:style-name="P5">Все файлы в рабочих директориях заданий создают, изменяют и удаляют команды piLite.</text:p>
      <text:p text:style-name="P5"/>
      <text:p text:style-name="P1">1.1.1.2.2 Директория для входных и выходных файлов пользователя</text:p>
      <text:p text:style-name="P5">Также в рабочей директории пользователя находится специальная директория <text:span text:style-name="T2">workdir, </text:span>в которую помещаются входные файлы заданий, а также выгружаются выходные файлы, файлы <text:span text:style-name="T2">stderr </text:span>и т.п. В своей директории <text:span text:style-name="T2">workdir </text:span>пользователь имеет полные права на создание, изменение и удаление любых файлов и директорий.</text:p>
      <text:p text:style-name="P5"/>
      <text:p text:style-name="P5"><text:soft-page-break/>1.1.1.3. Примеры</text:p>
      <text:p text:style-name="P5">Например, структура директорий для обычного пользователя <text:span text:style-name="T2">user1 </text:span>может быть такой:</text:p>
      <text:p text:style-name="P5">/<text:span text:style-name="T2">home/user1</text:span></text:p>
      <text:p text:style-name="P5"><text:tab/>.<text:span text:style-name="T2">piLite</text:span></text:p>
      <text:p text:style-name="P6"><text:tab/><text:tab/>user1</text:p>
      <text:p text:style-name="P6"><text:tab/><text:tab/><text:tab/>job1_id</text:p>
      <text:p text:style-name="P6"><text:tab/><text:tab/><text:tab/>job2_id</text:p>
      <text:p text:style-name="P6"><text:tab/><text:tab/><text:tab/>…</text:p>
      <text:p text:style-name="P6"><text:tab/><text:tab/><text:tab/>jobN_id</text:p>
      <text:p text:style-name="P6"><text:tab/><text:tab/><text:tab/>workdir</text:p>
      <text:p text:style-name="P6"><text:tab/><text:tab/>conf</text:p>
      <text:p text:style-name="P6"/>
      <text:p text:style-name="P5"><text:span text:style-name="T2">Например, структура директорий для </text:span>работы через веб-интерфейс от имени пользователя<text:span text:style-name="T2"> user1 может быть такой:</text:span></text:p>
      <text:p text:style-name="P5">/<text:span text:style-name="T2">home/user1</text:span></text:p>
      <text:p text:style-name="P5"><text:tab/>.<text:span text:style-name="T2">piLite</text:span></text:p>
      <text:p text:style-name="P6"><text:tab/><text:tab/>ivanov</text:p>
      <text:p text:style-name="P6"><text:tab/><text:tab/><text:tab/>job1_id</text:p>
      <text:p text:style-name="P6"><text:tab/><text:tab/><text:tab/>job2_id</text:p>
      <text:p text:style-name="P6"><text:tab/><text:tab/><text:tab/>…</text:p>
      <text:p text:style-name="P6"><text:tab/><text:tab/><text:tab/>jobN_id</text:p>
      <text:p text:style-name="P6"><text:tab/><text:tab/><text:tab/>workdir</text:p>
      <text:p text:style-name="P6"><text:tab/><text:tab/>petrov</text:p>
      <text:p text:style-name="P6"><text:tab/><text:tab/><text:tab/>job1_id</text:p>
      <text:p text:style-name="P6"><text:tab/><text:tab/><text:tab/>job2_id</text:p>
      <text:p text:style-name="P6"><text:tab/><text:tab/><text:tab/>…</text:p>
      <text:p text:style-name="P6"><text:tab/><text:tab/><text:tab/>jobN_id</text:p>
      <text:p text:style-name="P6"><text:tab/><text:tab/><text:tab/>workdir</text:p>
      <text:p text:style-name="P6"><text:tab/><text:tab/>...</text:p>
      <text:p text:style-name="P6"><text:tab/><text:tab/>conf</text:p>
      <text:p text:style-name="P5">Где <text:span text:style-name="T2">ivanov </text:span>и <text:span text:style-name="T2">petrov </text:span><text:span text:style-name="T2">—</text:span> имена пользователей веб-интерфейса (они же — логины пользователей <text:span text:style-name="T2">piLite</text:span>).</text:p>
      <text:p text:style-name="P6"/>
      <text:h text:style-name="Heading_20_3" text:outline-level="3">1.1.2 pilot-job-submit</text:h>
      <text:p text:style-name="Standard">Команда осуществляет постановку задания в очередь. В результате успешного выполнения выдает на экран идентификатор задания.</text:p>
      <text:p text:style-name="Standard">При возникновении ошибок <text:span text:style-name="T1">в лог-файл могут быть записаны следующие сообщения:</text:span></text:p>
      <text:list xml:id="list489975114248370096" text:style-name="L1">
        <text:list-item>
          <text:p text:style-name="P10">Global params are not set – Не указаны значения параметров, необходимых для работы <text:span text:style-name="T2">piLite</text:span>.</text:p>
        </text:list-item>
        <text:list-item>
          <text:p text:style-name="P10">Usage: pilot-job-s<text:span text:style-name="T2">ubmit</text:span> job_definition.js … –<text:span text:style-name="T2"> </text:span>Не указан файл с описанием задания.</text:p>
        </text:list-item>
        <text:list-item>
          <text:p text:style-name="P10">Can not open job definition file … –<text:span text:style-name="T2"> </text:span>Не удалось открыть файл с описанием задания.</text:p>
        </text:list-item>
        <text:list-item>
          <text:p text:style-name="P10">Failed to save job definition file name to the special file … –<text:span text:style-name="T2"> </text:span>Возникла ошибка при сохранении имени файла с описанием задания во временном файле.</text:p>
        </text:list-item>
        <text:list-item>
          <text:p text:style-name="P10">No tasks defined – В описании задания отсутствует обязательный параметр – tasks (список задач).</text:p>
        </text:list-item>
        <text:list-item>
          <text:p text:style-name="P10">Copy of input file failed – Возникла ошибка при копировании входного файла или входной директории во временную директорию задания.</text:p>
        </text:list-item>
        <text:list-item>
          <text:p text:style-name="P22"><text:span text:style-name="T2">I</text:span><text:span text:style-name="T1">nput file '...' for task '...' is not found</text:span><text:span text:style-name="T1"> – В описании задания для задачи указан </text:span><text:span text:style-name="T1">несуществующий входной файл</text:span><text:span text:style-name="T1">.</text:span></text:p>
        </text:list-item>
        <text:list-item>
          <text:p text:style-name="P22"><text:span text:style-name="T1">Invalid definition for task: ... No definition! – В описании</text:span><text:span text:style-name="T1"> задания отсутствует </text:span><text:soft-page-break/><text:span text:style-name="T1">обязательный параметр для общего описания задачи</text:span><text:span text:style-name="T1"> – definition.</text:span></text:p>
        </text:list-item>
        <text:list-item>
          <text:p text:style-name="P10">Copy of the job file failed – Возникла ошибка при копировании файла с описанием задания во временную директорию задания.<text:change-start text:change-id="ct250582968"/></text:p>
        </text:list-item>
      </text:list>
      <text:p text:style-name="P15">Аргументы:</text:p>
      <text:p text:style-name="P28">В качестве обязательного аргумента pilot-job-submit <text:s/>принимает имя задания в формате JSON. </text:p>
      <text:p text:style-name="P28">Необязательный аргумент — <text:span text:style-name="T1">имя пользователя.</text:span></text:p>
      <text:p text:style-name="P28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2">$USER</text:span><text:span text:style-name="T1">)</text:span><text:span text:style-name="T2">.</text:span></text:p>
      <text:p text:style-name="P17">Примеры:</text:p>
      <text:p text:style-name="P21"><text:span text:style-name="T1">1. Запуск для текущего пользователя компьютера (user1)</text:span></text:p>
      <text:p text:style-name="P20">&gt; <text:span text:style-name="T1">pilot-job-submit job_description.js</text:span></text:p>
      <text:p text:style-name="P20"><text:span text:style-name="T1">Job ID: nTOcvtn1</text:span></text:p>
      <text:p text:style-name="P20"><text:span text:style-name="T1"/></text:p>
      <text:p text:style-name="P21"><text:span text:style-name="T1">2. Запуск для пользователя, имя которого не совпадает с именем текущего пользователя компьютера (user2)</text:span></text:p>
      <text:p text:style-name="P20">&gt; <text:span text:style-name="T1">pilot-job-submit job_description.js </text:span>user2</text:p>
      <text:p text:style-name="P20"><text:change-end text:change-id="ct250582968"/><text:change-start text:change-id="ct250583384"/><text:span text:style-name="T1">Job ID: mvN5zEd1</text:span><text:change-end text:change-id="ct250583384"/><text:change-start text:change-id="ct250583488"/></text:p>
      <text:h text:style-name="Heading_20_3" text:outline-level="3"><text:change-end text:change-id="ct250583488"/>1.1.3 pilot-job-status</text:h>
      <text:p text:style-name="Standard">Команда определяет статус задания. В результате успешного выполнения выдает на экран статус задания. В случае ошибки выдает на экран значение 'Unknown'.</text:p>
      <text:p text:style-name="P5">Возможные статусы:</text:p>
      <text:list xml:id="list2987594078636455618" text:style-name="L2">
        <text:list-item>
          <text:p text:style-name="P23">Finished – <text:span text:style-name="T1">задание завершено.</text:span></text:p>
        </text:list-item>
        <text:list-item>
          <text:p text:style-name="P11">Running – задание запущено, но еще не завершено.</text:p>
        </text:list-item>
      </text:list>
      <text:p text:style-name="P5">При статусе Unknown в лог-файл могут быть записаны следующие сообщения об ошибках:</text:p>
      <text:list xml:id="list2071631667183547662" text:style-name="L3">
        <text:list-item>
          <text:p text:style-name="P12">Global params are not set – Не указаны значения параметров, необходимых для работы <text:span text:style-name="T2">piLite</text:span>.</text:p>
        </text:list-item>
        <text:list-item>
          <text:p text:style-name="P12">Usage: pilot-job-status ID … –<text:span text:style-name="T2"> </text:span>Не указан идентификатор задания.</text:p>
        </text:list-item>
        <text:list-item>
          <text:p text:style-name="P12">Local job is not found – На локальном компьютере пользователя не удалось найти описание задания с указанным идентификатором.<text:change-start text:change-id="ct251262872"/></text:p>
        </text:list-item>
      </text:list>
      <text:p text:style-name="P15"><text:change-end text:change-id="ct251262872"/><text:change-start text:change-id="ct251383256"/>Аргументы:</text:p>
      <text:p text:style-name="P28">В качестве обязательного аргумента pilot-job-st<text:span text:style-name="T2">atus</text:span> <text:s/>принимает идентификатор задания. </text:p>
      <text:p text:style-name="P28">Необязательный аргумент — <text:span text:style-name="T1">имя пользователя.</text:span></text:p>
      <text:p text:style-name="P28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2">$USER</text:span><text:span text:style-name="T1">)</text:span><text:span text:style-name="T2">.</text:span></text:p>
      <text:p text:style-name="P17">Примеры:</text:p>
      <text:p text:style-name="P21"><text:span text:style-name="T1">1. Запуск для текущего пользователя компьютера (user1). Задание mvN5zEd1 было запущено пользователем </text:span>user2</text:p>
      <text:p text:style-name="P20">&gt; <text:span text:style-name="T1">pilot-job-st</text:span>atus<text:span text:style-name="T1"> mvN5zEd1</text:span></text:p>
      <text:p text:style-name="P20"><text:span text:style-name="T1">Unknown</text:span></text:p>
      <text:p text:style-name="P20"><text:span text:style-name="T1"/></text:p>
      <text:p text:style-name="P21"><text:span text:style-name="T1">2. Запуск для пользователя user2, который запустил задачу</text:span></text:p>
      <text:p text:style-name="P20">&gt; <text:span text:style-name="T1">pilot-job-st</text:span>atus<text:span text:style-name="T1"> mvN5zEd1 </text:span>user2</text:p>
      <text:p text:style-name="P20"><text:change-end text:change-id="ct251383256"/><text:change-start text:change-id="ct251369216"/><text:span text:style-name="T1">Finished</text:span><text:change-end text:change-id="ct251369216"/></text:p>
      <text:p text:style-name="P5"/>
      <text:h text:style-name="Heading_20_3" text:outline-level="3">1.1.4 pilot-job-get-output</text:h>
      <text:p text:style-name="Standard">Команда загружает на локальный компьютер пользователя файлы с результатами выполнения завершенного задания. В результате успешного выполнения выдает на экран список загруженных файлов (полные пути). </text:p>
      <text:p text:style-name="Standard">В случае если задание на момент вызова команды имеет статус отличный от «Finished», то <text:soft-page-break/>выполнение команды прекращается, а <text:span text:style-name="T1">в лог-файл</text:span> выдается сообщение — Job is not in the FINISHED state (задание не завершено).</text:p>
      <text:p text:style-name="Standard">Выходные файлы загружаются в д<text:span text:style-name="T1">иректорию для входных и выходных файлов данного пользователя </text:span><text:span text:style-name="T2">piLite</text:span> на локальном компьютере.</text:p>
      <text:p text:style-name="Standard">В случае успешной загрузки файлов на локальный компьютер, программа вызывает выполнение команды pilot-job-cleanup.</text:p>
      <text:p text:style-name="Standard">Если задание не завершено, а также при возникновении ошибок на экран выводится сообщение: No output. В<text:span text:style-name="T1"> лог-файл при возникновении ошибок в могут быть записаны следующие сообщения:</text:span></text:p>
      <text:list xml:id="list7440233332133738704" text:style-name="L4">
        <text:list-item>
          <text:p text:style-name="P19"><text:span text:style-name="T1">Global params are not set – Не указаны значения параметров, необходимых для работы </text:span>piLite<text:span text:style-name="T1">.</text:span></text:p>
        </text:list-item>
        <text:list-item>
          <text:p text:style-name="P13">Usage: pilot-job-get-output ID … –<text:span text:style-name="T2"> Н</text:span>е указан идентификатор задания.</text:p>
        </text:list-item>
        <text:list-item>
          <text:p text:style-name="P19">Local job is not found – На локальном компьютере пользователя не удалось найти описание задания с указанным идентификатором.</text:p>
        </text:list-item>
        <text:list-item>
          <text:p text:style-name="P13">No tasks defined – В описании задания отсутствует обязательный параметр – tasks (список задач).</text:p>
        </text:list-item>
        <text:list-item>
          <text:p text:style-name="P13">Invalid definition for task: ... No definition! – В описании задания отсутствует обязательный параметр для общего описания задачи – definition.</text:p>
        </text:list-item>
      </text:list>
      <text:p text:style-name="P15"><text:change-start text:change-id="ct251367864"/>Аргументы:</text:p>
      <text:p text:style-name="P28">В качестве обязательного аргумента pilot-job-<text:span text:style-name="T1">get-output</text:span> <text:s/>принимает имя задания в формате JSON. </text:p>
      <text:p text:style-name="P28">Необязательный аргумент — <text:span text:style-name="T1">имя пользователя.</text:span></text:p>
      <text:p text:style-name="P28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2">$USER</text:span><text:span text:style-name="T1">)</text:span><text:span text:style-name="T2">.</text:span></text:p>
      <text:p text:style-name="P17">Примеры:</text:p>
      <text:p text:style-name="P21"><text:span text:style-name="T1">1. Запуск для текущего пользователя компьютера (user1). Задание mvN5zEd1 было запущено пользователем </text:span>user2</text:p>
      <text:p text:style-name="P20">&gt; <text:span text:style-name="T1">pilot-job-get-output mvN5zEd1</text:span></text:p>
      <text:p text:style-name="P20"><text:span text:style-name="T1">No output</text:span></text:p>
      <text:p text:style-name="P17"/>
      <text:p text:style-name="P21">2. <text:span text:style-name="T1">Запуск для пользователя user2, который запустил задачу</text:span><text:change-end text:change-id="ct251367864"/><text:change-start text:change-id="ct251369840"/></text:p>
      <text:p text:style-name="P27"><text:span text:style-name="T2">&gt; </text:span>pilot-job-get-output mvN5zEd1 user2<text:change-end text:change-id="ct251369840"/><text:change-start text:change-id="ct251370152"/></text:p>
      <text:p text:style-name="P27">OUT file (dir): /home/user<text:span text:style-name="T2">1</text:span>/.piLite/user2/workdir/out11</text:p>
      <text:p text:style-name="P27">STDOUT file: /home/user<text:span text:style-name="T2">1</text:span>/.piLite/user2/workdir/task_a_stdout.log</text:p>
      <text:p text:style-name="P27">STDERR file: /home/user<text:span text:style-name="T2">1</text:span>/.piLite/user2/workdir/task_a_stderr.log</text:p>
      <text:p text:style-name="P27"><text:change-end text:change-id="ct251370152"/></text:p>
      <text:h text:style-name="Heading_20_3" text:outline-level="3">1.1.5 pilot-job-cleanup</text:h>
      <text:p text:style-name="Standard">Команда удаляет все файлы задания на удаленном ресурсе. На локальном компьютере удаляет <text:span text:style-name="T1">рабочую директорию задания</text:span>. На экран не выдает ничего. Если задание с указанным идентификатором не найдено, прекращает работу, а на экран выводится сообщение, что задание с данным идентификатором не найдено.</text:p>
      <text:p text:style-name="Standard">В случае если задание на момент вызова команды имеет статус отличный от «Finished», то выполнение команды прекращается, а на экран выдается сообщение — задание не завершено. </text:p>
      <text:p text:style-name="Standard">В<text:span text:style-name="T1"> лог-файл при возникновении ошибок в могут быть записаны следующие сообщения:</text:span></text:p>
      <text:list xml:id="list36627098" text:continue-numbering="true" text:style-name="L4">
        <text:list-item>
          <text:p text:style-name="P13">Global params are not set – Не указаны значения параметров, необходимых для работы piLite.</text:p>
        </text:list-item>
        <text:list-item>
          <text:p text:style-name="P13">Usage: pilot-job-cleanup ID … –<text:span text:style-name="T2"> </text:span>Не указан идентификатор задания.</text:p>
        </text:list-item>
        <text:list-item>
          <text:p text:style-name="P13">Temporary directory is not set or has incorrect name –<text:span text:style-name="T2"> </text:span>Имя временной директории задания пусто или содержит недопустимые символы.<text:change-start text:change-id="ct251382632"/> Обычно это означает, что для <text:soft-page-break/>данного пользователя отсутствует задание с указанным идентификатором.<text:change-end text:change-id="ct251382632"/><text:change-start text:change-id="ct251381800"/></text:p>
        </text:list-item>
      </text:list>
      <text:p text:style-name="P15">Записям в лог-файл соответствуют краткие сообщения, выдаваемые на экран:</text:p>
      <text:list xml:id="list36614051" text:continue-numbering="true" text:style-name="L4">
        <text:list-item>
          <text:p text:style-name="P13"><text:span text:style-name="T8">NO PARAMS</text:span> – Не указаны значения параметров, необходимых для работы piLite.</text:p>
        </text:list-item>
        <text:list-item>
          <text:p text:style-name="P13"><text:span text:style-name="T8">NO JOB</text:span> –<text:span text:style-name="T2"> </text:span>Не указан идентификатор задания.</text:p>
        </text:list-item>
        <text:list-item>
          <text:p text:style-name="P16"><text:span text:style-name="T2">NO JOB DIR</text:span> –<text:span text:style-name="T2"> </text:span><text:span text:style-name="T11">Имя временной директории задания пусто или содержит недопустимые символы.</text:span></text:p>
        </text:list-item>
      </text:list>
      <text:p text:style-name="P20"><text:span text:style-name="T6">В случае успешного завершения команда выдает на экран краткое сообщение: </text:span>JOB DIR REMOVED</text:p>
      <text:p text:style-name="P15">Аргументы:</text:p>
      <text:p text:style-name="P28">В качестве обязательного аргумента pilot-job-<text:span text:style-name="T2">cleanup</text:span> принимает имя задания в формате JSON. </text:p>
      <text:p text:style-name="P28">Необязательный аргумент — <text:span text:style-name="T1">имя пользователя.</text:span></text:p>
      <text:p text:style-name="P28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2">$USER</text:span><text:span text:style-name="T1">)</text:span><text:span text:style-name="T2">.</text:span></text:p>
      <text:p text:style-name="P17">Примеры:</text:p>
      <text:p text:style-name="P21"><text:span text:style-name="T1">1. Запуск для текущего пользователя компьютера (user1). Задание mvN5zEd1 было запущено пользователем </text:span>user2</text:p>
      <text:p text:style-name="P20">&gt; <text:span text:style-name="T1">pilot-job-c</text:span>leanup<text:span text:style-name="T1"> mvN5zEd1</text:span></text:p>
      <text:p text:style-name="P20"><text:span text:style-name="T1">NO JOB DIR</text:span></text:p>
      <text:p text:style-name="P17"/>
      <text:p text:style-name="P21"><text:change-end text:change-id="ct251381800"/><text:change-start text:change-id="ct251376288"/><text:span text:style-name="T1">2. Запуск для пользователя user2, который запустил задачу</text:span><text:change-end text:change-id="ct251376288"/><text:change-start text:change-id="ct251382840"/></text:p>
      <text:p text:style-name="P20"><text:change-end text:change-id="ct251382840"/><text:change-start text:change-id="ct251382320"/>&gt; <text:span text:style-name="T1">pilot-job-c</text:span>leanup<text:span text:style-name="T1"> mvN5zEd1 </text:span>user<text:span text:style-name="T1">2</text:span></text:p>
      <text:p text:style-name="P20"><text:span text:style-name="T1">JOB DIR REMOVED</text:span><text:change-end text:change-id="ct251382320"/></text:p>
      <text:h text:style-name="Heading_20_3" text:outline-level="3">1.1.6 pilot-job-list</text:h>
      <text:p text:style-name="Standard">Команда выводит на экран список активных задач, то есть задач, результаты которых либо еще не готовы, либо не загружены с суперкомпьютера.<text:change-start text:change-id="ct251264952"/></text:p>
      <text:p text:style-name="P5"><text:change-end text:change-id="ct251264952"/>Команда не обращается на сервер, она отображает список активных задач, информация о которых сохранена на клиентской машине. Если файлы задачи на суперкомпьютере были удалены, на результатах работы pilot-job-list это не отразится. Чтобы узнать реальный статус задачи на суперкомпьютере, необходимо использовать команду pilot-job-status.</text:p>
      <text:p text:style-name="P27">Примечание: срок хранения результатов выполнения задач на суперкомпьютере может быть ограничен и определяется политикой СКВЦ.<text:change-start text:change-id="ct250578808"/></text:p>
      <text:p text:style-name="P15">Аргументы:</text:p>
      <text:p text:style-name="P17">Команда pilot-job-list может вызываться:</text:p>
      <text:list xml:id="list4990998150989660786" text:style-name="L13">
        <text:list-item>
          <text:p text:style-name="P18">без аргументов. В этом случае предполагается, что имя пользователя совпадает с именем пользователя компьютера (то есть берется из переменной <text:span text:style-name="T2">$USER</text:span>)<text:span text:style-name="T2">.</text:span></text:p>
        </text:list-item>
        <text:list-item>
          <text:p text:style-name="P18">с одним аргументо<text:change-end text:change-id="ct250578808"/><text:change-start text:change-id="ct250579120"/>м — именем пользователя.<text:change-end text:change-id="ct250579120"/><text:change-start text:change-id="ct250579432"/> Будут показаны задачи для указанного пользователя.<text:change-end text:change-id="ct250579432"/><text:change-start text:change-id="ct250578912"/></text:p>
        </text:list-item>
      </text:list>
      <text:p text:style-name="P17">Если у у<text:change-end text:change-id="ct250578912"/><text:change-start text:change-id="ct250577976"/>казанного пользователя нет активных задач (по любой причине — нет такого пользователя, все задачи выполнены и для них сделан <text:span text:style-name="T2">cleanup </text:span>и т.п.)<text:change-end text:change-id="ct250577976"/><text:change-start text:change-id="ct250580576"/>, на экран выводится сообщение <text:span text:style-name="T2">NONE.</text:span><text:change-end text:change-id="ct250580576"/><text:change-start text:change-id="ct250580680"/></text:p>
      <text:p text:style-name="P17">Примеры:</text:p>
      <text:p text:style-name="P21"><text:span text:style-name="T1">1.</text:span> <text:span text:style-name="T1">Запуск для текущего пользователя компьютера (</text:span>user1<text:span text:style-name="T1">)</text:span></text:p>
      <text:p text:style-name="P20">&gt; <text:s/><text:span text:style-name="T1">pilot-job-list</text:span></text:p>
      <text:p text:style-name="P20"><text:change-end text:change-id="ct250580680"/><text:change-start text:change-id="ct250580888"/><text:span text:style-name="T1">7ca9HxkA</text:span></text:p>
      <text:p text:style-name="P20"><text:span text:style-name="T1">nGd8OLRR</text:span></text:p>
      <text:p text:style-name="P20"><text:span text:style-name="T1"/></text:p>
      <text:p text:style-name="P21">1a.<text:span text:style-name="T1"> Аналогичный результат будет, если явно указать в качестве имени пользователя имя текущего пользователя компьютера (user1)</text:span></text:p>
      <text:p text:style-name="P20"><text:span text:style-name="T1">&gt; <text:s/>pilot-job-list</text:span><text:change-end text:change-id="ct250580888"/><text:change-start text:change-id="ct250580992"/><text:span text:style-name="T1"> </text:span>user1</text:p>
      <text:p text:style-name="P20"><text:soft-page-break/><text:span text:style-name="T1">7ca9HxkA</text:span></text:p>
      <text:p text:style-name="P20"><text:span text:style-name="T1">nGd8OLRR</text:span></text:p>
      <text:p text:style-name="P20"><text:span text:style-name="T1"/></text:p>
      <text:p text:style-name="P21"><text:span text:style-name="T1">2. Запуск для пользователя, имя которого не совпадает с именем текущего пользователя компьютера (user2)</text:span></text:p>
      <text:p text:style-name="P20"><text:span text:style-name="T1">&gt; <text:s/>pilot-job-list user2</text:span></text:p>
      <text:p text:style-name="P20"><text:span text:style-name="T1">yQ3JqSYo</text:span></text:p>
      <text:p text:style-name="P21"><text:span text:style-name="T1"/></text:p>
      <text:p text:style-name="P21"><text:span text:style-name="T1">3. Запуск для пользователя, имя которого не совпадает с именем текущего пользователя компьютера, который еще ни разу не запускал ни одной задачи (user3)</text:span></text:p>
      <text:p text:style-name="P20"><text:change-end text:change-id="ct250580992"/><text:change-start text:change-id="ct250581720"/><text:span text:style-name="T1">&gt; <text:s/>pilot-job-list </text:span>user<text:span text:style-name="T1">3</text:span></text:p>
      <text:p text:style-name="P20"><text:span text:style-name="T1">NONE</text:span><text:change-end text:change-id="ct250581720"/></text:p>
      <text:h text:style-name="Heading_20_3" text:outline-level="3">1.1.7 pilot-job-cancel</text:h>
      <text:p text:style-name="Standard">Если на момент вызова команды, задание имеет статус отличный от «Finished», то команда принудительно завершает выполнение задания и вызывает выполнение команды pilot-job-cleanup.<text:change-start text:change-id="ct251367656"/></text:p>
      <text:p text:style-name="Standard">В<text:span text:style-name="T1"> лог-файл при возникновении ошибок в могут быть записаны следующие сообщения:</text:span></text:p>
      <text:list xml:id="list36630265" text:continue-list="list36614051" text:style-name="L4">
        <text:list-item>
          <text:p text:style-name="P13">Global params are not set – Не указаны значения параметров, необходимых для работы piLite.</text:p>
        </text:list-item>
        <text:list-item>
          <text:p text:style-name="P13">Usage: pilot-job-can<text:span text:style-name="T2">cel</text:span> ID … –<text:span text:style-name="T2"> </text:span>Не указан идентификатор задания.</text:p>
        </text:list-item>
        <text:list-item>
          <text:p text:style-name="P13">WARNING: Job is not in the RUNNING state –<text:span text:style-name="T2"> </text:span>Задание не находится в статусе «Выполнение». Это сообщение может означать также, что для для данного пользователя отсутствует задание с указанным идентификатором.</text:p>
        </text:list-item>
      </text:list>
      <text:p text:style-name="P15"><text:change-end text:change-id="ct251367656"/><text:change-start text:change-id="ct251373792"/>Записям в лог-файл соответствуют краткие сообщения, выдаваемые на экран:</text:p>
      <text:list xml:id="list36613276" text:continue-numbering="true" text:style-name="L4">
        <text:list-item>
          <text:p text:style-name="P13"><text:span text:style-name="T8">NO PARAMS</text:span> – Не указаны значения параметров, необходимых для работы piLite.</text:p>
        </text:list-item>
        <text:list-item>
          <text:p text:style-name="P13"><text:span text:style-name="T8">NO JOB</text:span> –<text:span text:style-name="T2"> </text:span>Не указан идентификатор задания.</text:p>
        </text:list-item>
        <text:list-item>
          <text:p text:style-name="P16"><text:span text:style-name="T2">NOT RUNNING</text:span><text:span text:style-name="T11"> –</text:span><text:span text:style-name="T9"> </text:span><text:span text:style-name="T11">Задание не находится в статусе «Выполнение».</text:span><text:change-end text:change-id="ct251373792"/><text:change-start text:change-id="ct251382736"/></text:p>
        </text:list-item>
      </text:list>
      <text:p text:style-name="P15"><text:change-end text:change-id="ct251382736"/><text:change-start text:change-id="ct251373064"/><text:span text:style-name="T11">Поскольку после выполнения <text:s/>pilot-job-cancel вызывается pilot-job-cleanup, в случае успешного выполнения на экран выдается сообщение JOB DIR REMOVED.</text:span><text:change-end text:change-id="ct251373064"/><text:change-start text:change-id="ct251368384"/></text:p>
      <text:p text:style-name="P15"><text:change-end text:change-id="ct251368384"/><text:change-start text:change-id="ct251369424"/>Аргументы:</text:p>
      <text:p text:style-name="P28">В качестве обязательного аргумента pilot-job-<text:span text:style-name="T2">cancel</text:span> принимает имя задания в формате JSON. </text:p>
      <text:p text:style-name="P28">Необязательный аргумент — <text:span text:style-name="T1">имя пользователя.</text:span></text:p>
      <text:p text:style-name="P28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2">$USER</text:span><text:span text:style-name="T1">)</text:span><text:span text:style-name="T2">.</text:span></text:p>
      <text:p text:style-name="P17">Примеры:</text:p>
      <text:p text:style-name="P21"><text:change-end text:change-id="ct251369424"/><text:change-start text:change-id="ct251369112"/>1. <text:change-end text:change-id="ct251369112"/><text:change-start text:change-id="ct251370984"/>Запуск для текущего пользователя компьютера (user1). Задание mvN5zEd1 было запущено пользователем user2</text:p>
      <text:p text:style-name="P20">&gt; <text:span text:style-name="T1">pilot-job-</text:span>cancel<text:span text:style-name="T1"> mvN5zEd1</text:span></text:p>
      <text:p text:style-name="P20"><text:span text:style-name="T1">NOT RUNNING</text:span></text:p>
      <text:p text:style-name="P20"><text:span text:style-name="T1"/></text:p>
      <text:p text:style-name="P21">2. <text:span text:style-name="T1">Запуск для пользователя user2, который запустил задачу</text:span></text:p>
      <text:p text:style-name="P20">&gt; <text:span text:style-name="T1">pilot-job-</text:span>cancel<text:span text:style-name="T1"> mvN5zEd1</text:span>user2</text:p>
      <text:p text:style-name="P20"><text:change-end text:change-id="ct251370984"/><text:change-start text:change-id="ct251369736"/><text:span text:style-name="T1">JOB DIR REMOVED</text:span><text:change-end text:change-id="ct251369736"/><text:change-start text:change-id="ct251370048"/></text:p>
      <text:p text:style-name="P20"><text:span text:style-name="T1"/></text:p>
      <text:p text:style-name="P21"><text:span text:style-name="T1">3</text:span>. <text:span text:style-name="T1">Запуск для пользователя user2, который запустил задачу, но задача завершена</text:span></text:p>
      <text:p text:style-name="P20">&gt; <text:span text:style-name="T1">pilot-job-</text:span>cancel X1qL76dK<text:span text:style-name="T1"> </text:span>user2</text:p>
      <text:p text:style-name="P15"><text:span text:style-name="T2">NOT RUNNING</text:span><text:change-end text:change-id="ct251370048"/></text:p>
      <text:h text:style-name="Heading_20_3" text:outline-level="3">1.1.8 pilot-job-<text:span text:style-name="T2">get-monitor</text:span></text:h>
      <text:p text:style-name="Standard">Команда загружает на локальный компьютер пользователя специальный файл <text:span text:style-name="T2">monitor </text:span><text:span text:style-name="T1">в </text:span><text:soft-page-break/><text:span text:style-name="T1">который исполняемое на сервере задание записывает текущие результаты. В качестве параметра принимает идентификатор задания.</text:span></text:p>
      <text:p text:style-name="Standard"><text:span text:style-name="T1">Имя которого файла </text:span><text:span text:style-name="T2">monitor </text:span><text:span text:style-name="T1">(если он требуется)</text:span><text:span text:style-name="T2"> </text:span><text:span text:style-name="T1">должно быть указано в описании задания.</text:span></text:p>
      <text:p text:style-name="Standard"><text:span text:style-name="T1">В</text:span><text:span text:style-name="T2">ыдает </text:span><text:span text:style-name="T1">на</text:span><text:span text:style-name="T2"> </text:span><text:span text:style-name="T1">экран</text:span><text:span text:style-name="T2"> </text:span><text:span text:style-name="T1">полный путь к загруженному файлу.</text:span><text:span text:style-name="T2"> </text:span><text:span text:style-name="T1">Если файл </text:span><text:span text:style-name="T2">monitor </text:span><text:span text:style-name="T1">на сервере отсутствует или он пуст, будет загружен пустой файл.</text:span></text:p>
      <text:p text:style-name="P5">Статус задания на момент вызова команды значения не имеет.</text:p>
      <text:h text:style-name="Heading_20_2" text:outline-level="2"><text:span text:style-name="T1">2. 1.2 Серверная часть piLite </text:span></text:h>
      <text:p text:style-name="Standard">Серверная часть piLite устанавливается на удаленном ресурсе и принимает запросы на работу с заданиями от клиентских частей. </text:p>
      <text:p text:style-name="Standard">Может быть установлена как в локальной директории пользователя на удаленном ресурсе, так и в одной из общих директорий. </text:p>
      <text:p text:style-name="Standard"><text:span text:style-name="T1">1. Состоит из набора служебных программ: </text:span></text:p>
      <text:p text:style-name="Standard">job_execute.pl;</text:p>
      <text:list xml:id="list6836448781372933886" text:style-name="L5">
        <text:list-item>
          <text:p text:style-name="P24">job_execute_wrapper.pl;</text:p>
        </text:list-item>
        <text:list-item>
          <text:p text:style-name="P24">job_status.pl;</text:p>
        </text:list-item>
        <text:list-item>
          <text:p text:style-name="P24">job_prepare_dir.pl;</text:p>
        </text:list-item>
        <text:list-item>
          <text:p text:style-name="P24">check_file_exists.pl;</text:p>
        </text:list-item>
        <text:list-item>
          <text:p text:style-name="P24">cleanup_dir.pl;<text:change-start text:change-id="ct251265160"/></text:p>
        </text:list-item>
        <text:list-item>
          <text:p text:style-name="P24"><text:change-end text:change-id="ct251265160"/>job_cancel.pl</text:p>
        </text:list-item>
      </text:list>
      <text:p text:style-name="Standard"/>
      <text:h text:style-name="Heading_20_3" text:outline-level="3">1.2.1 Структура директорий на сервере</text:h>
      <text:p text:style-name="Standard">Структура директорий на сервере аналогична структуре директорий на клиенте.</text:p>
      <text:p text:style-name="Standard">Рабочие файлы серверной части piLite располагаются в рабочей директории задания на удаленном ресурсе. Рабочие директории заданий создаются в рабочей директории пользователя <text:span text:style-name="T2">piLite </text:span><text:span text:style-name="T1">и получают стандартное имя</text:span><text:span text:style-name="T2">:</text:span><text:span text:style-name="T1"> </text:span><text:span text:style-name="T2">“&lt;</text:span><text:span text:style-name="T1">идентификатор задания</text:span><text:span text:style-name="T2">&gt;”.</text:span></text:p>
      <text:p text:style-name="Standard"><text:span text:style-name="T1">Рабочии директории </text:span><text:span text:style-name="T1">пользователей располагаются</text:span> в <text:span text:style-name="T1">служебной</text:span> папке .<text:span text:style-name="T2">piLite, </text:span><text:span text:style-name="T1">и получают стандартное имя</text:span><text:span text:style-name="T2">:</text:span><text:span text:style-name="T1"> </text:span><text:span text:style-name="T2">“</text:span><text:span text:style-name="T2">&lt;</text:span><text:span text:style-name="T2">login</text:span><text:span text:style-name="T1"> пользователя </text:span><text:span text:style-name="T2">piLite</text:span><text:span text:style-name="T2">&gt;”.</text:span><text:span text:style-name="T2"> </text:span><text:span text:style-name="T1">Отличие от клиентской части состоит в том, что у пользователей отсу</text:span><text:span text:style-name="T1">тствуют директории для входных и выходных файлов </text:span><text:span text:style-name="T2">workdir —</text:span><text:span text:style-name="T1"> все входные и выходные файлы хранятся и обрабатываются в рабочей директории задания</text:span><text:span text:style-name="T2">.</text:span></text:p>
      <text:p text:style-name="P5">Для работы сохраняются:</text:p>
      <text:list xml:id="list4781122940477550662" text:style-name="L6">
        <text:list-item>
          <text:p text:style-name="P14">файл задания;</text:p>
        </text:list-item>
        <text:list-item>
          <text:p text:style-name="P14">входные файлы и/или директории;</text:p>
        </text:list-item>
        <text:list-item>
          <text:p text:style-name="P14">выходные файлы и/или директории;</text:p>
        </text:list-item>
        <text:list-item>
          <text:p text:style-name="P25"><text:span text:style-name="T1">файлы </text:span><text:span text:style-name="T2">STDOUT </text:span><text:span text:style-name="T1">и </text:span><text:span text:style-name="T2">STDERR </text:span><text:span text:style-name="T1">задания;</text:span></text:p>
        </text:list-item>
        <text:list-item>
          <text:p text:style-name="P25"><text:span text:style-name="T1">служебные файлы </text:span><text:span text:style-name="T2">STDOUT </text:span><text:span text:style-name="T1">и </text:span><text:span text:style-name="T2">STDERR, </text:span><text:span text:style-name="T1">в которые сохраняются сообщения об успешности постановки задания в очередь</text:span><text:change text:change-id="ct251265368"/><text:span text:style-name="T1">;</text:span></text:p>
        </text:list-item>
        <text:list-item>
          <text:p text:style-name="P25"><text:span text:style-name="T1">специальный файл </text:span><text:span text:style-name="T2">monitor </text:span><text:span text:style-name="T1">(если есть).</text:span></text:p>
        </text:list-item>
      </text:list>
      <text:p text:style-name="Standard"/>
      <text:h text:style-name="Heading_20_3" text:outline-level="3">1.2.1 job_execute.pl</text:h>
      <text:p text:style-name="Standard">Осуществляет постановку задания в очередь. <text:span text:style-name="T1">Запускается программой job_execute_wrapper.pl.</text:span></text:p>
      <text:h text:style-name="Heading_20_3" text:outline-level="3">1.2.2 job_execute_wrapper.pl</text:h>
      <text:p text:style-name="Standard"><text:span text:style-name="T1">Специальная программа, предназначенная для перенаправления </text:span><text:span text:style-name="T2">STDOUT </text:span><text:span text:style-name="T1">и </text:span><text:span text:style-name="T2">STDERR п</text:span><text:span text:style-name="T1">рограммы job_execute.pl</text:span><text:span text:style-name="T2"> </text:span><text:span text:style-name="T1">в </text:span><text:span text:style-name="T1">соответствующие служебные файлы в директории задания.</text:span><text:span text:style-name="T1"> Вызывается при выполнении команды pilot-job-submit, запускает job_execute.pl.</text:span></text:p>
      <text:h text:style-name="Heading_20_3" text:outline-level="3"><text:soft-page-break/>1.2.3 job_status.<text:span text:style-name="T2">pl</text:span></text:h>
      <text:p text:style-name="Standard">Определяет статус задания по его идентификатору. <text:span text:style-name="T1">В случае ошибки возвращает значение 'Unknown'. Вызывается при выполнении команды pilot-job-status.</text:span></text:p>
      <text:h text:style-name="Heading_20_3" text:outline-level="3">1.2.<text:span text:style-name="T2">4</text:span> job_prepare_dir.pl</text:h>
      <text:p text:style-name="Standard">Создает д<text:span text:style-name="T1">иректорию задания на удаленном ресурсе.</text:span></text:p>
      <text:h text:style-name="Heading_20_3" text:outline-level="3">1.2.<text:span text:style-name="T2">5</text:span> check_file_exists.pl</text:h>
      <text:p text:style-name="P5">Проверяет наличие файла с указанным именем в директории задания на удаленном ресурсе.</text:p>
      <text:h text:style-name="Heading_20_3" text:outline-level="3">1.2.<text:span text:style-name="T2">6</text:span> <text:span text:style-name="T2">job_</text:span>cleanup.pl</text:h>
      <text:p text:style-name="P5">Удаляет все файлы задания на удаленном ресурсе. Вызывается при выполнении команды pilot-job-cleanup.</text:p>
      <text:h text:style-name="Heading_20_3" text:outline-level="3">1.2.7 job_cancel.<text:span text:style-name="T2">pl</text:span></text:h>
      <text:p text:style-name="Standard">Завершает выполнение задания с указанным <text:span text:style-name="T1">идентификатором</text:span>. <text:span text:style-name="T1">В случае ошибки возвращает значение </text:span><text:span text:style-name="T2">'Failed', </text:span><text:span text:style-name="T1">при успешном завершении задания возвращает значение </text:span><text:span text:style-name="T2">'Cancelled'.</text:span><text:change text:change-id="ct251265472"/><text:change-start text:change-id="ct251265576"/></text:p>
      <text:h text:style-name="P29" text:outline-level="3"><text:change-end text:change-id="ct251265576"/><text:span text:style-name="T1"><text:s/>1.3 Зависимос</text:span>ти </text:h>
      <text:p text:style-name="Standard">Как для клиентской, так и для серверной части piLite необходимо наличие следующих сторонних программ: </text:p>
      <text:p text:style-name="Standard">- perl версии 5 и выше; </text:p>
      <text:p text:style-name="Standard">- модуль JSON.pm; </text:p>
      <text:p text:style-name="Standard">- ssh; </text:p>
      <text:p text:style-name="Standard">- scp. </text:p>
      <text:p text:style-name="Standard"/>
      <text:h text:style-name="Heading_20_1" text:outline-level="1">2 Настройка </text:h>
      <text:h text:style-name="Heading_20_2" text:outline-level="2">2.1 Параметры </text:h>
      <text:p text:style-name="Standard">Для работы программы на локальном компьютере пользователя должны быть установлены значения следующих параметров: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Название параметра</text:p>
          </table:table-cell>
          <table:table-cell table:style-name="Table1.A1" office:value-type="string">
            <text:p text:style-name="Standard">Описание</text:p>
          </table:table-cell>
          <table:table-cell table:style-name="Table1.C1" office:value-type="string">
            <text:p text:style-name="Standard">Значение по умолчанию</text:p>
          </table:table-cell>
        </table:table-row>
        <table:table-row>
          <table:table-cell table:style-name="Table1.A2" office:value-type="string">
            <text:p text:style-name="Standard">LOCAL_HOME_DIR</text:p>
          </table:table-cell>
          <table:table-cell table:style-name="Table1.A2" office:value-type="string">
            <text:p text:style-name="Standard">Домашняя директория пользователя на локальном компьютере (как правило, совпадает с переменной окружения HOME). </text:p>
          </table:table-cell>
          <table:table-cell table:style-name="Table1.C2" office:value-type="string">
            <text:p text:style-name="Standard">Значение переменной окружения HOME.</text:p>
          </table:table-cell>
        </table:table-row>
        <table:table-row>
          <table:table-cell table:style-name="Table1.A2" office:value-type="string">
            <text:p text:style-name="Standard">LOCAL_KEY_FILE</text:p>
          </table:table-cell>
          <table:table-cell table:style-name="Table1.A2" office:value-type="string">
            <text:p text:style-name="Standard">Имя файла закрытого ключа пользователя (без директорий). Этот файл должен находиться в домашней директории пользователя в поддиректории .ssh. <text:span text:style-name="T1">Протокол </text:span><text:span text:style-name="T2">ssh </text:span><text:span text:style-name="T1">используется в первую очередь как транспорт. Поэтому использование ключей с паролями не предусмотрено.</text:span></text:p>
          </table:table-cell>
          <table:table-cell table:style-name="Table1.C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Standard">LOCAL_SCRIPT_DIR</text:p>
          </table:table-cell>
          <table:table-cell table:style-name="Table1.A2" office:value-type="string">
            <text:p text:style-name="Standard">Путь к клиентским компонентам piLite на компьютере пользователя. Этот параметр используется, когда клиентский компонент piLite обращается к другим клиентским компонентам. </text:p>
          </table:table-cell>
          <table:table-cell table:style-name="Table1.C2" office:value-type="string">
            <text:p text:style-name="Standard">Директория, из которой исполняется текущий компонент piLite.</text:p>
          </table:table-cell>
        </table:table-row>
        <table:table-row>
          <table:table-cell table:style-name="Table1.A2" office:value-type="string">
            <text:p text:style-name="Standard">REMOTE_HOST_NAME</text:p>
          </table:table-cell>
          <table:table-cell table:style-name="Table1.A2" office:value-type="string">
            <text:p text:style-name="Standard">Имя удаленного ресурса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USER_NAME</text:p>
          </table:table-cell>
          <table:table-cell table:style-name="Table1.A2" office:value-type="string">
            <text:p text:style-name="Standard">Имя пользователя на удаленном ресурсе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SCRIPT_DIR</text:p>
          </table:table-cell>
          <table:table-cell table:style-name="Table1.A2" office:value-type="string">
            <text:p text:style-name="Standard">Путь к серверным компонентам piLite на удаленном ресурсе. </text:p>
          </table:table-cell>
          <table:table-cell table:style-name="Table1.C2" office:value-type="string">
            <text:p text:style-name="Standard">Домашняя директория пользователя на удаленном ресурсе</text:p>
          </table:table-cell>
        </table:table-row>
        <table:table-row>
          <table:table-cell table:style-name="Table1.A2" office:value-type="string">
            <text:p text:style-name="Standard">SSH_EXEC</text:p>
          </table:table-cell>
          <table:table-cell table:style-name="Table1.A2" office:value-type="string">
            <text:p text:style-name="Standard">Полный путь к программе ssh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  <table:table-row>
          <table:table-cell table:style-name="Table1.A2" office:value-type="string">
            <text:p text:style-name="Standard">SCP_EXEC</text:p>
          </table:table-cell>
          <table:table-cell table:style-name="Table1.A2" office:value-type="string">
            <text:p text:style-name="Standard">Полный путь к программе scp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</table:table>
      <text:p text:style-name="Standard"/>
      <text:p text:style-name="Standard">Значения этих параметров могут быть установлены в конфигурационном файле или через переменные окружения. При этом названия переменных окружения должны совпадать с названиями параметров.</text:p>
      <text:p text:style-name="Standard"/>
      <text:h text:style-name="Heading_20_2" text:outline-level="2">2.2 Конфигурационный файл </text:h>
      <text:p text:style-name="Standard">Конфигурационный файл (если есть) должен находиться в домашней директории пользователя, полный путь: ~/.piLite/pilite.conf </text:p>
      <text:p text:style-name="Standard"/>
      <text:p text:style-name="Standard">Структура конфигурационного файла: </text:p>
      <text:list xml:id="list4933853525093372129" text:style-name="L7">
        <text:list-item>
          <text:p text:style-name="P26">в одной строке должен находиться один параметр и одно его значение, разделенные знаком равенства '=';</text:p>
        </text:list-item>
        <text:list-item>
          <text:p text:style-name="P26">до и после знака равенства допускается любое количество пробелов;</text:p>
        </text:list-item>
        <text:list-item>
          <text:p text:style-name="P26">на отдельной строке можно добавлять комментарии, начинающиеся со знака '#';</text:p>
        </text:list-item>
        <text:list-item>
          <text:p text:style-name="P26">допускаются пустые строки;</text:p>
        </text:list-item>
        <text:list-item>
          <text:p text:style-name="P26">параметры можно определять в любом порядке.</text:p>
        </text:list-item>
      </text:list>
      <text:p text:style-name="Standard"/>
      <text:p text:style-name="Standard">Пример конфигурационного файла: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################################################# </text:p>
            <text:p text:style-name="P4">### piLite config file </text:p>
            <text:p text:style-name="P4"><text:s/></text:p>
            <text:p text:style-name="P4">LOCAL_HOME_DIR = /home/user </text:p>
            <text:p text:style-name="P4">LOCAL_KEY_FILE = dsa_user_key </text:p>
            <text:p text:style-name="P4">REMOTE_HOST_NAME = host.domain.org </text:p>
            <text:p text:style-name="P4">REMOTE_USER_NAME = newuser </text:p>
            <text:p text:style-name="P4">REMOTE_SCRIPT_DIR = . </text:p>
            <text:p text:style-name="P4">################################################# </text:p>
            <text:p text:style-name="P4"/>
          </table:table-cell>
        </table:table-row>
      </table:table>
      <text:h text:style-name="Heading_20_2" text:outline-level="2">2.3 Переменные окружения </text:h>
      <text:p text:style-name="Standard">Значения переменных окружения переопределяют значения из конфигурационного файла. </text:p>
      <text:p text:style-name="Standard">То есть, если в конфигурационном файле определен параметр LOCAL_KEY_FILE, а также определена переменная окружения LOCAL_KEY_FILE , значение будет взято из переменной.</text:p>
      <text:p text:style-name="Standard"><text:soft-page-break/>Пример определения переменной окружения в bash: </text:p>
      <text:p text:style-name="Standard">export LOCAL_KEY_FILE=dsa_user_key2 </text:p>
      <text:p text:style-name="Standard"/>
      <text:h text:style-name="Heading_20_2" text:outline-level="2">2.4 Дополнительный поиск для некоторых параметров </text:h>
      <text:p text:style-name="Standard">Если пути к исполняемым файлам ssh и/или scp не указаны ни в конфигурационном файле, ни в переменных окружения, программа попытается найти путь к соответствующему исполняемому файлу через PATH. </text:p>
      <text:p text:style-name="Standard"/>
      <text:p text:style-name="Standard">Если путь к клиентским компонентам piLite (LOCAL_SCRIPT_DIR) не указан ни в конфигурационном файле, ни в переменных окружения, программа попытается найти компоненты piLite в директории, из которой исполняется текущий компонент piLite. </text:p>
      <text:h text:style-name="Heading_20_2" text:outline-level="2">2.5 Логи</text:h>
      <text:h text:style-name="Heading_20_3" text:outline-level="3">2.<text:span text:style-name="T1">5.1</text:span> Логи на клиенте</text:h>
      <text:p text:style-name="Text_20_body">В процессе выполнения команд в файл ~/.pilite/pilite.log записывается следующая информация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Table_20_Contents">Дата и время</text:p>
          </table:table-cell>
          <table:table-cell table:style-name="Table3.A1" office:value-type="string">
            <text:p text:style-name="Table_20_Contents">Имя команды</text:p>
          </table:table-cell>
          <table:table-cell table:style-name="Table3.A1" office:value-type="string">
            <text:p text:style-name="Table_20_Contents">Идентификато<text:span text:style-name="T1">р</text:span> задания</text:p>
          </table:table-cell>
          <table:table-cell table:style-name="Table3.D1" office:value-type="string">
            <text:p text:style-name="Table_20_Contents">Результат команды</text:p>
          </table:table-cell>
        </table:table-row>
      </table:table>
      <text:p text:style-name="Text_20_body"/>
      <text:p text:style-name="Text_20_body">Ротирование логов по умолчанию не предусмотрено.<text:change-start text:change-id="ct251265784"/></text:p>
      <text:h text:style-name="Heading_20_3" text:outline-level="3"><text:change-end text:change-id="ct251265784"/>2.<text:span text:style-name="T1">5.2</text:span> Логи на сервере</text:h>
      <text:p text:style-name="Text_20_body">В процессе выполнения команд в файл ~/.pilite/pilite_<text:span text:style-name="T2">server</text:span>.log записывается следующая информация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E"/>
        <table:table-row>
          <table:table-cell table:style-name="Таблица1.A1" office:value-type="string">
            <text:p text:style-name="Table_20_Contents">Дата и время</text:p>
          </table:table-cell>
          <table:table-cell table:style-name="Таблица1.A1" office:value-type="string">
            <text:p text:style-name="Table_20_Contents">Имя пользователя</text:p>
          </table:table-cell>
          <table:table-cell table:style-name="Таблица1.A1" office:value-type="string">
            <text:p text:style-name="Table_20_Contents">Имя команды</text:p>
          </table:table-cell>
          <table:table-cell table:style-name="Таблица1.A1" office:value-type="string">
            <text:p text:style-name="Table_20_Contents">Идентификато<text:span text:style-name="T1">р</text:span> задания</text:p>
          </table:table-cell>
          <table:table-cell table:style-name="Таблица1.E1" office:value-type="string">
            <text:p text:style-name="Table_20_Contents">Результат команды</text:p>
          </table:table-cell>
        </table:table-row>
      </table:table>
      <text:p text:style-name="Text_20_body"/>
      <text:p text:style-name="Text_20_body">Ротирование логов по умолчанию не предусмотрено.</text:p>
      <text:h text:style-name="Heading_20_1" text:outline-level="1">3 Установка <text:span text:style-name="T2">piLite</text:span> </text:h>
      <text:h text:style-name="P30" text:outline-level="2"><text:span text:style-name="T1">3</text:span>.1 <text:span text:style-name="T1">Установка</text:span></text:h>
      <text:h text:style-name="P30" text:outline-level="2"><text:span text:style-name="T1">3</text:span>.1.<text:span text:style-name="T1">1</text:span> <text:span text:style-name="T1">Установка клиентской части</text:span></text:h>
      <text:p text:style-name="P1">Для установки клиентской части <text:span text:style-name="T2">piLite </text:span>необходимо выполнить следующие действия:</text:p>
      <text:p text:style-name="P1"><text:span text:style-name="T2">3.1</text:span>.1.<text:span text:style-name="T2">1</text:span> Конфигурация (в скобках указаны соответствующие параметры из конфигурационного файла)<text:span text:style-name="T2">:</text:span></text:p>
      <text:p text:style-name="P3">&gt; configure</text:p>
      <text:p text:style-name="P1"><text:span text:style-name="T2"><text:tab/>--installdir &lt;</text:span>директория, в которую будут установлены исполняемые файлы клиентской части <text:span text:style-name="T2">piLite </text:span>(LOCAL_SCRIPT_DIR)<text:span text:style-name="T2">&gt;</text:span></text:p>
      <text:p text:style-name="P1"><text:span text:style-name="T2"><text:tab/>--homedir &lt;д</text:span>омашняя директория пользователя, от имени которого будет запускаться серверная часть <text:span text:style-name="T2">piLite </text:span>(LOCAL_HOME_DIR)<text:span text:style-name="T2">&gt;</text:span> </text:p>
      <text:p text:style-name="P1"><text:soft-page-break/><text:tab/><text:span text:style-name="T2">--userkeyfile &lt;имя файла закрытого ключа пользователя (без директорий) (LOCAL_KEY_FILE)&gt;</text:span></text:p>
      <text:p text:style-name="P3"><text:tab/>--remotehostname &lt;имя удаленного ресурса (REMOTE_HOST_NAME)&gt;</text:p>
      <text:p text:style-name="P3"><text:tab/>--remoteusername &lt;имя пользователя на удаленном ресурсе (REMOTE_USER_NAME)&gt;</text:p>
      <text:p text:style-name="P3"><text:tab/>--remotescriptdir &lt;путь к серверным компонентам piLite на удаленном ресурсе (REMOTE_SCRIPT_DIR)&gt;</text:p>
      <text:p text:style-name="P3"><text:tab/>--sshexec &lt;полный путь к программе ssh на локальном компьютере (SSH_EXEC)&gt;</text:p>
      <text:p text:style-name="P3"><text:tab/>--scpexec &lt;полный путь к программе scp на локальном компьютере (SCP_EXEC)&gt;</text:p>
      <text:p text:style-name="P1">Параметры <text:s/><text:span text:style-name="T2">installdir </text:span>и <text:s/><text:span text:style-name="T2">homedir </text:span>являются обязательными, остальные — необязательные. При этом параметры <text:span text:style-name="T2">userkeyfile, remotehostname, remoteusername </text:span>и <text:span text:style-name="T2">remotescriptdir </text:span>рекомендуется указывать. <text:change text:change-id="ct251265888"/>Если их опустить, то потом нужно будет вручную внести изменения в конфигурационный файл <text:span text:style-name="T2">pilite.conf. </text:span>Параметры <text:s/><text:span text:style-name="T2">sshexec </text:span>и <text:span text:style-name="T2">scpexec </text:span>можно не указывать. В этом случае значения будут взяты из PATH.</text:p>
      <text:p text:style-name="P1"><text:span text:style-name="T2">3.1.1.2</text:span> Установка:</text:p>
      <text:p text:style-name="P3">&gt; make install-client</text:p>
      <text:h text:style-name="P30" text:outline-level="2"><text:span text:style-name="T1">3.1.2</text:span> <text:span text:style-name="T1">Установка серверной части</text:span></text:h>
      <text:p text:style-name="P1">Для установки серверной части <text:span text:style-name="T2">piLite </text:span>необходимо выполнить следующие действия:</text:p>
      <text:p text:style-name="P1"><text:span text:style-name="T2">3.1.2.1</text:span> Конфигурация:</text:p>
      <text:p text:style-name="P3">&gt; configure</text:p>
      <text:p text:style-name="P1"><text:span text:style-name="T2"><text:tab/>--installdir &lt;</text:span>директория, в которую будут установлены исполняемые файлы серверной части <text:span text:style-name="T2">piLite&gt;</text:span></text:p>
      <text:p text:style-name="P1"><text:span text:style-name="T2"><text:tab/>--homedir &lt;д</text:span>омашняя директория пользователя (пользователь локального компьютера), от имени которого будет запускаться клиентская часть <text:span text:style-name="T2">piLite&gt;</text:span> </text:p>
      <text:p text:style-name="P1">Параметры <text:s/><text:span text:style-name="T2">installdir </text:span>и <text:s/><text:span text:style-name="T2">homedir </text:span>являются обязательными.</text:p>
      <text:p text:style-name="P1"><text:span text:style-name="T2">3.1.2.2</text:span> Установка:</text:p>
      <text:p text:style-name="P3">&gt; make install-server</text:p>
      <text:h text:style-name="P30" text:outline-level="2"><text:span text:style-name="T1">3</text:span>.2 <text:span text:style-name="T1">Удаление</text:span></text:h>
      <text:h text:style-name="P30" text:outline-level="2"><text:span text:style-name="T1">3.2.1</text:span> <text:span text:style-name="T1">Удаление клиентской части</text:span></text:h>
      <text:p text:style-name="P1"><text:span text:style-name="T2">3.2.</text:span>1<text:span text:style-name="T2">.1</text:span> Для удаления только программной части (без рабочей директории <text:span text:style-name="T2">piLite</text:span>, конфигурации и логов) нужно выполнить команду:</text:p>
      <text:p text:style-name="P3">&gt; make clean-client</text:p>
      <text:p text:style-name="P1"><text:span text:style-name="T2">3.2.</text:span>1<text:span text:style-name="T2">.</text:span>2 Для удаления программы полностью, включая рабочую директорию <text:span text:style-name="T2">piLite</text:span>, конфигурацию и логи нужно выполнить команду:</text:p>
      <text:p text:style-name="P3"><text:span text:style-name="T1">&gt; make clean-</text:span>client<text:span text:style-name="T1">-all</text:span></text:p>
      <text:h text:style-name="P31" text:outline-level="2">3.2.2 Удаление серверной части</text:h>
      <text:p text:style-name="P1"><text:span text:style-name="T2">3.2.2.1</text:span><text:span text:style-name="T1"> Для удаления только программной части (без рабочей директории </text:span><text:span text:style-name="T2">piLite</text:span><text:span text:style-name="T1"> и логов) нужно выполнить команду:</text:span></text:p>
      <text:p text:style-name="P3"><text:soft-page-break/>&gt; make clean-server</text:p>
      <text:p text:style-name="P1"><text:span text:style-name="T2">3.2.2.1</text:span> Для удаления программы полностью, включая рабочую директорию <text:span text:style-name="T2">piLite</text:span> и логи:</text:p>
      <text:p text:style-name="P3">&gt; make clean-server-all</text:p>
      <text:h text:style-name="Heading_20_1" text:outline-level="1">4 Использование <text:span text:style-name="T2">piLite</text:span> </text:h>
      <text:h text:style-name="P30" text:outline-level="2"><text:span text:style-name="T1">4</text:span>.1 <text:span text:style-name="T1">Запуск задания</text:span></text:h>
      <text:p text:style-name="P1">Последовательность действий, которые выполняет клиент для того, чтобы запустить задание, следить за его состоянием и получить результаты:</text:p>
      <text:list xml:id="list7239031963634925820" text:style-name="L8">
        <text:list-item>
          <text:p text:style-name="P40">Создать файл задания в формате <text:span text:style-name="T2">JSON</text:span>.</text:p>
        </text:list-item>
        <text:list-item>
          <text:p text:style-name="P41">Приготовить входные файлы (если есть) и расположить их на локальном компьютере в директориях, указанных при описании входных файлов в файле задания.</text:p>
        </text:list-item>
        <text:list-item>
          <text:p text:style-name="P33">Запустить команду <text:span text:style-name="T2">pilot-job-submit, </text:span><text:span text:style-name="T1">передав ей в качестве параметра имя файла задания</text:span>.</text:p>
        </text:list-item>
      </text:list>
      <text:p text:style-name="Text_20_body">3.2.2 3.2.2. Запомнить уникальный идентификатор задания, который будет выведен в STDOUT. Этот идентификатор должен быть использован во всех дальнейших обращениях к серверу для работы с данным заданием. При работе через веб-интерфейс идентификатор можно сохранить в параметрах сессии. Получить список идентификаторов всех текущих заданий данного пользователя можно с помощью команды pilot-job-list.</text:p>
      <text:p text:style-name="Text_20_body">Задание будет поставлено в очередь на удаленном ресурсе. Через некоторое время после этого начнется его выполнение. За состоянием можно следить при помощи команды <text:span text:style-name="T2">pilot-job-status</text:span> <text:span text:style-name="T2">(</text:span>по идентификатору задания<text:span text:style-name="T2">)</text:span>.</text:p>
      <text:p text:style-name="P1">Для получения результатов необходимо вызвать команду pilot-job-get-output (по идентификатору задания).</text:p>
      <text:p text:style-name="Text_20_body"><text:span text:style-name="T1">Прекратить выполнение задание можно командой </text:span><text:span text:style-name="T2">pilot-job-cancel (</text:span><text:span text:style-name="T1">по</text:span><text:span text:style-name="T2"> </text:span><text:span text:style-name="T1">идентификатору</text:span><text:span text:style-name="T2"> </text:span><text:span text:style-name="T1">задания</text:span><text:span text:style-name="T2">).</text:span></text:p>
      <text:h text:style-name="Heading_20_2" text:outline-level="2">4.2 Описание задания</text:h>
      <text:p text:style-name="Text_20_body">Задания должны быть описаны на языке JSON. Обязательными параметром при описании задания являются <text:span text:style-name="T1">параметры:</text:span></text:p>
      <text:list xml:id="list5309489438559515196" text:style-name="L9">
        <text:list-item>
          <text:p text:style-name="P34"><text:span text:style-name="T1">“version”, значение - целое число, равное номеру используемой версии схемы описания задания</text:span><text:span text:style-name="T1">;</text:span></text:p>
        </text:list-item>
        <text:list-item>
          <text:p text:style-name="P34"><text:span text:style-name="T1">“</text:span><text:span text:style-name="T2">tasks</text:span><text:span text:style-name="T1">”</text:span><text:span text:style-name="T2">, </text:span><text:span text:style-name="T1">значением которого является массив задач данного задания.</text:span></text:p>
        </text:list-item>
      </text:list>
      <text:p text:style-name="Text_20_body"><text:span text:style-name="T1">Необязательным параметром при описании задания является параметр </text:span><text:span text:style-name="T1">“description”, значение которого - строка, содержащая произвольный комментарий</text:span><text:span text:style-name="T1">.</text:span></text:p>
      <text:p text:style-name="Text_20_body"><text:span text:style-name="T1">Элемент массива с именем “</text:span><text:span text:style-name="T2">tasks</text:span><text:span text:style-name="T1">” - это общее описание задачи. Обязательными </text:span><text:span text:style-name="T1">параметрами для общего описания задачи являются:</text:span></text:p>
      <text:list xml:id="list7365506848997105503" text:style-name="L10">
        <text:list-item>
          <text:p text:style-name="P35"><text:span text:style-name="T1">параметр “</text:span><text:span text:style-name="T2">id</text:span><text:span text:style-name="T1">”, значение - строка, задающая идентификатор задачи (уникальный в рамках данного задания);</text:span></text:p>
        </text:list-item>
        <text:list-item>
          <text:p text:style-name="P35"><text:span text:style-name="T1">параметр </text:span><text:span text:style-name="T1">“</text:span><text:span text:style-name="T2">definition</text:span><text:span text:style-name="T1">”, значение - объект, который представляет собой собственно описание задачи и структура которого определяется отдельной схемой</text:span><text:span text:style-name="T1">.</text:span></text:p>
        </text:list-item>
      </text:list>
      <text:p text:style-name="P1">Аналогично описанию задания для задачи можно указать необязательный параметр “description”, значение которого - строка, содержащая произвольный комментарий.</text:p>
      <text:h text:style-name="Heading_20_2" text:outline-level="2"><text:soft-page-break/>4.3 Описание задачи</text:h>
      <text:p text:style-name="P1">Обязательными параметрами для описания задачи являются параметры:</text:p>
      <text:list xml:id="list6675691800314292335" text:style-name="L11">
        <text:list-item>
          <text:p text:style-name="P36"><text:span text:style-name="T1">“version”, значение - целое число, равное номеру используемой версии схемы описания зада</text:span><text:span text:style-name="T1">чи</text:span><text:span text:style-name="T1">;</text:span></text:p>
        </text:list-item>
        <text:list-item>
          <text:p text:style-name="P36"><text:span text:style-name="T1">“executable ”</text:span><text:span text:style-name="T2">, </text:span><text:span text:style-name="T1">значение - строка, содержащая путь к исполняемому файлу на удаленном ресурсе</text:span></text:p>
        </text:list-item>
      </text:list>
      <text:p text:style-name="P1">Также можно указать несколько необязательных параметров:</text:p>
      <text:list xml:id="list7259794951674905735" text:style-name="L12">
        <text:list-item>
          <text:p text:style-name="P37"><text:span text:style-name="T1">“arguments”, в качестве значения - массив строк, каждый элемент которого содержит аргумент для исполняемого файла</text:span>;</text:p>
        </text:list-item>
        <text:list-item>
          <text:p text:style-name="P37"><text:span text:style-name="T1">“input_files” и “output_files” , в качестве значения - объект, содержащий описание соответственно входных и выходных файлов задачи. В этих объектах имена параметров - названия входных/выходных файлов, которые будут использоваться на удаленном ресурсе (то есть там, где выполняется задача), а значения задают пути к </text:span><text:span text:style-name="T1">файлам на локальном компьютере пользователя. Разрешается в качестве значений указывать имена директорий. При этом имя директории нужно указывать без завершающего знака “/”.</text:span></text:p>
        </text:list-item>
        <text:list-item>
          <text:p text:style-name="P39">“stdin”, “stdout” и “stderr”, значения - строки, определяющие имена файлов для stdin, stdout и stderr задачи на удаленном ресурсе.<text:change-start text:change-id="ct251266512"/></text:p>
        </text:list-item>
      </text:list>
      <text:h text:style-name="P32" text:outline-level="2"><text:change-end text:change-id="ct251266512"/>4.4 Пример описания задания с одной задачей</text:h>
      <text:p text:style-name="P8">{ "version": 2,</text:p>
      <text:p text:style-name="Preformatted_20_Text"><text:s text:c="2"/>"description": "<text:span text:style-name="T1">Т</text:span>естовое задание 1",</text:p>
      <text:p text:style-name="Preformatted_20_Text"><text:s text:c="2"/>"tasks": [ { "id": "a",</text:p>
      <text:p text:style-name="Preformatted_20_Text"><text:s text:c="15"/>"description": "Задача #1",</text:p>
      <text:p text:style-name="P7"><text:s text:c="15"/>"definition":<text:span text:style-name="T4"> </text:span><text:span text:style-name="T1">{</text:span></text:p>
      <text:p text:style-name="P7"><text:span text:style-name="T1"><text:s text:c="19"/>"versi</text:span><text:span text:style-name="T5">on": 2,</text:span></text:p>
      <text:p text:style-name="Preformatted_20_Text"><text:span text:style-name="T10"><text:s text:c="19"/>"description"</text:span>: "Комментарий к описанию задачи #1",</text:p>
      <text:p text:style-name="P7"><text:s text:c="19"/>"executable": "/bin/ls",</text:p>
      <text:p text:style-name="P7"><text:s text:c="19"/>"arguments": [ "/home", "/etc" ],</text:p>
      <text:p text:style-name="P7"><text:s text:c="19"/>"input_files": {</text:p>
      <text:p text:style-name="P7"><text:s text:c="23"/>"input_file1": "datafilel.<text:span text:style-name="T2">txt</text:span>",</text:p>
      <text:p text:style-name="P7"><text:s text:c="23"/>"input_file2": "<text:span text:style-name="T2">datafile2.txt</text:span>"</text:p>
      <text:p text:style-name="P7"><text:s text:c="19"/>},</text:p>
      <text:p text:style-name="P7"><text:s text:c="19"/>"output_files": {</text:p>
      <text:p text:style-name="P7"><text:s text:c="23"/>"output_file1": "resultl.<text:span text:style-name="T2">out</text:span>",</text:p>
      <text:p text:style-name="P7"><text:s text:c="23"/>"output_file2": "<text:span text:style-name="T2">result2.out</text:span>"</text:p>
      <text:p text:style-name="P7"><text:s text:c="19"/>},</text:p>
      <text:p text:style-name="P7"><text:s text:c="19"/>"stdin": "task1_stdin",</text:p>
      <text:p text:style-name="P7"><text:s text:c="19"/>"stdout": "task1_stdout",</text:p>
      <text:p text:style-name="P7"><text:s text:c="19"/>"stderr": "task1_stderr"</text:p>
      <text:p text:style-name="Preformatted_20_Text"><text:s text:c="13"/>}</text:p>
      <text:p text:style-name="P7"><text:s text:c="12"/>]</text:p>
      <text:p text:style-name="P9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Kryukov</meta:initial-creator>
    <meta:creation-date>2013-04-17T12:15:16</meta:creation-date>
    <dc:date>2013-06-19T16:48:08.04</dc:date>
    <meta:editing-duration>PT14H28M</meta:editing-duration>
    <meta:editing-cycles>61</meta:editing-cycles>
    <meta:generator>OpenOffice.org/3.4.1$Win32 OpenOffice.org_project/341m1$Build-9593</meta:generator>
    <meta:print-date>2013-05-14T12:14:17</meta:print-date>
    <meta:document-statistic meta:table-count="4" meta:image-count="0" meta:object-count="0" meta:page-count="13" meta:paragraph-count="402" meta:word-count="3374" meta:character-count="26119"/>
  </office:meta>
</office:document-meta>
</file>